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0" style:family="paragraph" style:parent-style-name="Table_20_Contents">
      <style:text-properties style:font-name="Helvetica" fo:font-size="6pt" style:font-size-asian="6pt" style:font-size-complex="6pt"/>
    </style:style>
    <style:style style:name="P2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style:font-name="Helvetica" fo:font-size="6pt" style:font-size-asian="5.25pt" style:font-size-complex="6pt"/>
    </style:style>
    <style:style style:name="P24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2" style:family="paragraph" style:parent-style-name="Standard">
      <style:text-properties fo:font-size="10pt" style:font-size-asian="8.75pt" style:font-size-complex="10pt"/>
    </style:style>
    <style:style style:name="P33" style:family="paragraph" style:parent-style-name="Standard">
      <style:text-properties fo:font-size="6pt" style:font-size-asian="5.25pt" style:font-size-complex="6pt"/>
    </style:style>
    <style:style style:name="P34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5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6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237e1c" style:font-size-asian="10pt" style:font-weight-asian="bold" style:font-size-complex="10pt" style:font-weight-complex="bold"/>
    </style:style>
    <style:style style:name="P38" style:family="paragraph">
      <style:text-properties style:font-name="Helvetica" fo:font-size="10pt" style:font-size-asian="10pt" style:font-size-complex="10pt"/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49cm" svg:y="1.041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7">Cod. articolo</text:p>
            </table:table-cell>
            <table:table-cell table:style-name="Table1.A1" office:value-type="string">
              <text:p text:style-name="P27">Descrizione</text:p>
            </table:table-cell>
            <table:table-cell table:style-name="Table1.A1" office:value-type="string">
              <text:p text:style-name="P28">U.M.</text:p>
            </table:table-cell>
            <table:table-cell table:style-name="Table1.D1" office:value-type="string">
              <text:p text:style-name="P28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2"><text:placeholder text:placeholder-type="text">&lt;for each="line in o.ddt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9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29"><text:placeholder text:placeholder-type="text">&lt;line.product_id.name or ''&gt;</text:placeholder></text:p>
                </table:table-cell>
                <table:table-cell table:style-name="Tabella1.A1" office:value-type="string">
                  <text:p text:style-name="P30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6"><text:placeholder text:placeholder-type="text">&lt;formatLang(line.product_uom_qty,digits=0)&gt;</text:placeholder></text:p>
                </table:table-cell>
              </table:table-row>
            </table:table>
            <text:p text:style-name="P22"><text:placeholder text:placeholder-type="text">&lt;/for&gt;</text:placeholder></text:p>
            <text:p text:style-name="P22"/>
          </table:table-cell>
          <table:covered-table-cell/>
          <table:covered-table-cell/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6" style:family="paragraph">
      <style:text-properties style:font-name="Helvetica" fo:font-size="10pt" style:font-size-asian="10pt" style:font-size-complex="10pt"/>
    </style:style>
    <style:style style:name="MP17" style:family="paragraph">
      <style:paragraph-properties fo:text-align="center"/>
    </style:style>
    <style:style style:name="MP18" style:family="paragraph">
      <style:paragraph-properties fo:text-align="center"/>
      <style:text-properties style:font-name="Helvetica" fo:font-size="10pt" style:font-size-asian="10pt" style:font-size-complex="10pt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237e1c" style:font-size-asian="10pt" style:font-weight-asian="bold" style:font-size-complex="10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Standard">
      <style:text-properties fo:font-size="10pt" style:font-size-asian="8.75pt" style:font-size-complex="10pt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30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3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text-properties style:font-name="Helvetica" fo:font-size="6pt" style:font-size-asian="5.25pt" style:font-size-complex="6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style:font-name="Helvetica" fo:font-size="10pt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weight="normal" style:font-weight-asian="normal" style:font-weight-complex="normal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picking_ids.company_id.partner_id.name or ''&gt;</text:placeholder></text:p>
              <text:p text:style-name="MP2"/>
              <text:p text:style-name="MP3"><text:placeholder text:placeholder-type="text">&lt;o.picking_ids.company_id.partner_id.street or ''&gt;</text:placeholder> <text:placeholder text:placeholder-type="text">&lt;o.picking_ids.company_id.partner_id.street2 or ''&gt;</text:placeholder></text:p>
              <text:p text:style-name="MP4"><text:span text:style-name="MT1"><text:placeholder text:placeholder-type="text">&lt;o.picking_ids.company_id.partner_id.zip or ''&gt;</text:placeholder></text:span><text:span text:style-name="MT1"> </text:span><text:span text:style-name="MT1"><text:placeholder text:placeholder-type="text">&lt;o.picking_ids.company_id.partner_id.city or ''&gt;</text:placeholder></text:span></text:p>
              <text:p text:style-name="MP5"><text:span text:style-name="MT2">Tel: </text:span><text:span text:style-name="MT1"><text:placeholder text:placeholder-type="text">&lt;o.picking_ids.company_id.partner_id.phone or ''&gt;</text:placeholder></text:span></text:p>
              <text:p text:style-name="MP6"><text:span text:style-name="MT3">Fax: </text:span><text:span text:style-name="MT4"><text:placeholder text:placeholder-type="text">&lt;o.picking_ids.company_id.partner_id.fax or ''&gt;</text:placeholder></text:span></text:p>
              <text:p text:style-name="MP5"><text:span text:style-name="MT2">Email: </text:span><text:s/><text:span text:style-name="MT1"><text:placeholder text:placeholder-type="text">&lt;o.picking_ids.company_id.partner_id.email or ''&gt;</text:placeholder></text:span></text:p>
              <text:p text:style-name="MP6"><text:span text:style-name="MT3">P.IVA: </text:span><text:span text:style-name="MT5"><text:placeholder text:placeholder-type="text">&lt;o.picking_ids.company_id.partner_id.vat or ''&gt;</text:placeholder></text:span></text:p>
              <text:p text:style-name="MP6"><text:span text:style-name="MT6">CF: </text:span><text:span text:style-name="MT5"><text:placeholder text:placeholder-type="text">&lt;o.picking_ids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name or ''&gt;</text:placeholder></text:p>
              <text:p text:style-name="MP10"><text:placeholder text:placeholder-type="text">&lt;o.partner_id.street or ''&gt;</text:placeholder></text:p>
              <text:p text:style-name="MP10"><text:placeholder text:placeholder-type="text">&lt;o.partner_id.zip or ''&gt;</text:placeholder> - <text:placeholder text:placeholder-type="text">&lt;o.partner_id.city or ''&gt;</text:placeholder>, <text:placeholder text:placeholder-type="text">&lt;o.partner_id.state_id.code or ''&gt;</text:placeholder> <text:placeholder text:placeholder-type="text">&lt;o.partner_id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delivery_address_id"&gt;</text:placeholder></text:p>
              <text:p text:style-name="MP12">Luogo di destinazione</text:p>
              <text:p text:style-name="MP11"/>
              <text:p text:style-name="MP12"><text:placeholder text:placeholder-type="text">&lt;o.delivery_address_id.name or ''&gt;</text:placeholder></text:p>
              <text:p text:style-name="MP13"><text:placeholder text:placeholder-type="text">&lt;o.delivery_address_id.street or ''&gt;</text:placeholder> <text:placeholder text:placeholder-type="text">&lt;o.delivery_address_id.street2 or ''&gt;</text:placeholder></text:p>
              <text:p text:style-name="MP11"><text:placeholder text:placeholder-type="text">&lt;o.delivery_address_id.zip or ''&gt;</text:placeholder> - <text:placeholder text:placeholder-type="text">&lt;o.delivery_address_id.city or ''&gt;</text:placeholder>, <text:placeholder text:placeholder-type="text">&lt;o.delivery_address_id.state_id.code or ''&gt;</text:placeholder> <text:placeholder text:placeholder-type="text">&lt;o.delivery_address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2">Luogo di destinazione</text:p>
              <text:p text:style-name="MP12"/>
              <text:p text:style-name="MP14">Idem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5"><draw:frame text:anchor-type="paragraph" draw:z-index="0" draw:style-name="Mgr1" draw:text-style-name="MP16" svg:width="2.789cm" svg:height="0.539cm" svg:x="0.679cm" svg:y="-0.332cm"><draw:text-box><text:p><text:span text:style-name="MT7">N° Documento</text:span></text:p></draw:text-box></draw:frame><draw:frame text:anchor-type="paragraph" draw:z-index="1" draw:style-name="Mgr1" draw:text-style-name="MP18" svg:width="2.703cm" svg:height="0.539cm" svg:x="3.454cm" svg:y="-0.332cm"><draw:text-box><text:p text:style-name="MP17"><text:span text:style-name="MT7">Del</text:span></text:p></draw:text-box></draw:frame></text:p>
              <text:p text:style-name="MP19"><text:placeholder text:placeholder-type="text">&lt;o.sequence or ''&gt;</text:placeholder>/<text:placeholder text:placeholder-type="text">&lt;o.name or ''&gt;</text:placeholder></text:p>
            </table:table-cell>
            <table:table-cell table:style-name="Table3.A4" office:value-type="string">
              <text:p text:style-name="MP20"/>
              <text:p text:style-name="MP20"><text:placeholder text:placeholder-type="text">&lt;o.date and (formatLang(o.date[0:10], date=True)) or ''&gt;</text:placeholder></text:p>
            </table:table-cell>
            <table:table-cell table:style-name="Table3.A4" table:number-columns-spanned="2" office:value-type="string">
              <text:p text:style-name="MP21">Cod. Cliente</text:p>
              <text:p text:style-name="MP21"/>
              <text:p text:style-name="MP22"><text:placeholder text:placeholder-type="text">&lt;o.partner_id and o.partner_id.id or ''&gt;</text:placeholder></text:p>
              <text:p text:style-name="MP22"/>
            </table:table-cell>
            <table:covered-table-cell/>
            <table:table-cell table:style-name="Table3.A4" office:value-type="string">
              <text:p text:style-name="MP23">Numero IVA</text:p>
              <text:p text:style-name="MP23"/>
              <text:p text:style-name="MP24"><text:span text:style-name="MT8"><text:placeholder text:placeholder-type="text">&lt;o.partner_id and o.partner_id.vat or ''&gt;</text:placeholder></text:span><text:span text:style-name="MT8"> </text:span></text:p>
              <text:p text:style-name="MP25"/>
            </table:table-cell>
            <table:table-cell table:style-name="Table3.F4" office:value-type="string">
              <text:p text:style-name="MP21">Pag.</text:p>
              <text:p text:style-name="MP21"/>
              <text:p text:style-name="MP26"><text:page-number text:select-page="current">1</text:page-number>/<text:page-count>1</text:page-count> </text:p>
            </table:table-cell>
          </table:table-row>
        </table:table>
        <text:p text:style-name="MP27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1">Causale del trasporto</text:p>
              <text:p text:style-name="MP21"/>
              <text:p text:style-name="MP28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1">Porto</text:p>
              <text:p text:style-name="MP21"/>
              <text:p text:style-name="MP28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1">Aspetto esteriore dei beni</text:p>
              <text:p text:style-name="MP21"/>
              <text:p text:style-name="MP28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1">Numero colli</text:p>
              <text:p text:style-name="MP21"/>
              <text:p text:style-name="MP28"><text:placeholder text:placeholder-type="text">&lt;o.parcels or ''&gt;</text:placeholder></text:p>
            </table:table-cell>
            <table:table-cell table:style-name="Table6.H1" office:value-type="string">
              <text:p text:style-name="MP21">Peso</text:p>
              <text:p text:style-name="MP21"/>
              <text:p text:style-name="MP28"/>
            </table:table-cell>
          </table:table-row>
          <table:table-row table:style-name="Table6.1">
            <table:table-cell table:style-name="Table6.A2" office:value-type="string">
              <text:p text:style-name="MP29">Vettore</text:p>
              <text:p text:style-name="MP30"><text:span text:style-name="MT9"><text:placeholder text:placeholder-type="text">&lt;o.carrier_id and o.carrier_id.name or ''&gt;</text:placeholder></text:span><text:span text:style-name="MT9"> - </text:span><text:span text:style-name="MT10"><text:placeholder text:placeholder-type="text">&lt;o.carrier_id and o.carrier_id.partner_id or ''&gt;</text:placeholder></text:span></text:p>
              <text:p text:style-name="MP30"><text:span text:style-name="MT10"><text:placeholder text:placeholder-type="text">&lt;o.carrier_id and o.carrier_id.partner_id.address.street or ''&gt;</text:placeholder></text:span><text:span text:style-name="MT10">, </text:span><text:span text:style-name="MT10"><text:placeholder text:placeholder-type="text">&lt;o.carrier_id and o.carrier_id.partner_id.address.zip or ''&gt;</text:placeholder></text:span><text:span text:style-name="MT10"> - </text:span><text:span text:style-name="MT10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1">Data ritiro </text:p>
              <text:p text:style-name="MP21"/>
              <text:p text:style-name="MP23"><text:placeholder text:placeholder-type="text">&lt;if test="str(o.delivery_date)"&gt;</text:placeholder></text:p>
              <text:p text:style-name="MP31"><text:placeholder text:placeholder-type="text">&lt;o.delivery_date and (formatLang(o.delivery_date[0:10], date=True)) or ''&gt;</text:placeholder></text:p>
              <text:p text:style-name="MP23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1">Ora ritiro</text:p>
              <text:p text:style-name="MP21"/>
              <text:p text:style-name="MP31"><text:placeholder text:placeholder-type="text">&lt;o.delivery_date and (o.delivery_date[10:]) or ''&gt;</text:placeholder></text:p>
            </table:table-cell>
            <table:table-cell table:style-name="Table6.E2" table:number-columns-spanned="4" office:value-type="string">
              <text:p text:style-name="MP21">Note</text:p>
              <text:p text:style-name="MP32"/>
              <text:p text:style-name="MP28"/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1">Firma vettore</text:p>
              <text:p text:style-name="MP32"/>
              <text:p text:style-name="MP32"/>
            </table:table-cell>
            <table:covered-table-cell/>
            <table:table-cell table:style-name="Table6.A2" table:number-columns-spanned="3" office:value-type="string">
              <text:p text:style-name="MP23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3">Firma destinatario</text:p>
            </table:table-cell>
            <table:covered-table-cell/>
            <table:covered-table-cell/>
          </table:table-row>
        </table:table>
        <text:p text:style-name="MP3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07-13T08:13:34.888000000</dc:date>
    <meta:editing-duration>P2DT3H55M16S</meta:editing-duration>
    <meta:editing-cycles>388</meta:editing-cycles>
    <meta:generator>LibreOffice/4.3.7.2$Windows_x86 LibreOffice_project/8a35821d8636a03b8bf4e15b48f59794652c68ba</meta:generator>
    <meta:document-statistic meta:table-count="4" meta:image-count="0" meta:object-count="0" meta:page-count="1" meta:paragraph-count="65" meta:word-count="227" meta:character-count="2390" meta:non-whitespace-character-count="2224"/>
    <meta:user-defined meta:name="Info 1">http://localhost:8069</meta:user-defined>
    <meta:user-defined meta:name="Info 2"/>
    <meta:user-defined meta:name="Info 3"/>
    <meta:user-defined meta:name="Info 4"/>
  </office:meta>
</office:document-meta>
</file>